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0.8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99pt inset #000000" fo:border-left="0.06pt solid #000000" fo:border-right="0.06pt solid #000000" fo:border-top="none"/>
    </style:style>
    <style:style style:name="ce5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oadbotArmSMNu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RA=42%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8// ST_CONEPLACE_INITPOSE = at enter 0%</text:p>
          </table:table-cell>
          <table:table-cell office:value-type="float" office:value="296.741838392" calcext:value-type="float">
            <text:p>296.741838392</text:p>
          </table:table-cell>
          <table:table-cell/>
          <table:table-cell office:value-type="float" office:value="328.073827661" calcext:value-type="float">
            <text:p>328.073827661</text:p>
          </table:table-cell>
          <table:table-cell table:number-columns-repeated="3"/>
          <table:table-cell office:value-type="float" office:value="502.813084393" calcext:value-type="float">
            <text:p>502.813084393</text:p>
          </table:table-cell>
          <table:table-cell table:style-name="ce1"/>
          <table:table-cell table:number-columns-repeated="2"/>
          <table:table-cell table:formula="of:=[.L8]-[.I9]" office:value-type="float" office:value="10.673615875" calcext:value-type="float">
            <text:p>10.673615875</text:p>
          </table:table-cell>
          <table:table-cell table:formula="of:=[.L2]/[.$L$8] *100" office:value-type="float" office:value="87.9548347594979" calcext:value-type="float">
            <text:p>87.9548347594979</text:p>
          </table:table-cell>
          <table:table-cell table:formula="of:=100-[.M2]" office:value-type="float" office:value="12.0451652405021" calcext:value-type="float">
            <text:p>12.04516524050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// ST_CONEPLACE_WAITLBREADY, idle polling peripheral = during 20%</text:p>
          </table:table-cell>
          <table:table-cell office:value-type="float" office:value="299.156415659" calcext:value-type="float">
            <text:p>299.156415659</text:p>
          </table:table-cell>
          <table:table-cell office:value-type="float" office:value="318.353067622" calcext:value-type="float">
            <text:p>318.353067622</text:p>
          </table:table-cell>
          <table:table-cell office:value-type="float" office:value="330.312729584" calcext:value-type="float">
            <text:p>330.312729584</text:p>
          </table:table-cell>
          <table:table-cell table:number-columns-repeated="4"/>
          <table:table-cell table:style-name="ce2" table:formula="of:=[.B3]-[.B2]" office:value-type="float" office:value="2.41457726700003" calcext:value-type="float">
            <text:p>2.41457726700003</text:p>
          </table:table-cell>
          <table:table-cell table:number-columns-repeated="2"/>
          <table:table-cell table:formula="of:=[.L2]-[.I10]" office:value-type="float" office:value="8.25903860799997" calcext:value-type="float">
            <text:p>8.25903860799997</text:p>
          </table:table-cell>
          <table:table-cell table:formula="of:=[.L3]/[.$L$8] *100" office:value-type="float" office:value="68.0577589212663" calcext:value-type="float">
            <text:p>68.0577589212663</text:p>
          </table:table-cell>
          <table:table-cell table:formula="of:=100-[.M3]" office:value-type="float" office:value="31.9422410787337" calcext:value-type="float">
            <text:p>31.94224107873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// ST_CONEPLACE_LBPICK = at enter 30%</text:p>
          </table:table-cell>
          <table:table-cell/>
          <table:table-cell office:value-type="float" office:value="318.353090729" calcext:value-type="float">
            <text:p>318.353090729</text:p>
          </table:table-cell>
          <table:table-cell table:number-columns-repeated="5"/>
          <table:table-cell table:style-name="ce1"/>
          <table:table-cell table:number-columns-repeated="2"/>
          <table:table-cell table:formula="of:=[.L3]" office:value-type="float" office:value="8.25903860799997" calcext:value-type="float">
            <text:p>8.25903860799997</text:p>
          </table:table-cell>
          <table:table-cell table:formula="of:=[.L4]/[.$L$8] *100" office:value-type="float" office:value="68.0577589212663" calcext:value-type="float">
            <text:p>68.0577589212663</text:p>
          </table:table-cell>
          <table:table-cell table:formula="of:=100-[.M4]" office:value-type="float" office:value="31.9422410787337" calcext:value-type="float">
            <text:p>31.94224107873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1// ST_CONEPLACE_FLOOREXITLBPICK = at enter 20%</text:p>
          </table:table-cell>
          <table:table-cell table:number-columns-repeated="4"/>
          <table:table-cell office:value-type="float" office:value="484.77808633" calcext:value-type="float">
            <text:p>484.77808633</text:p>
          </table:table-cell>
          <table:table-cell table:number-columns-repeated="2"/>
          <table:table-cell table:style-name="ce4"/>
          <table:table-cell table:number-columns-repeated="2"/>
          <table:table-cell table:formula="of:=[.J15]" office:value-type="float" office:value="9.32314297299997" calcext:value-type="float">
            <text:p>9.32314297299997</text:p>
          </table:table-cell>
          <table:table-cell table:formula="of:=[.L5]/[.$L$8] *100" office:value-type="float" office:value="76.8264015899285" calcext:value-type="float">
            <text:p>76.8264015899285</text:p>
          </table:table-cell>
          <table:table-cell table:formula="of:=100-[.M5]" office:value-type="float" office:value="23.1735984100715" calcext:value-type="float">
            <text:p>23.17359841007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2// ST_CONEPLACE_WAITFORCOND, idle polling peripheral = at enter 80~100%</text:p>
          </table:table-cell>
          <table:table-cell/>
          <table:table-cell office:value-type="float" office:value="321.717457447" calcext:value-type="float">
            <text:p>321.717457447</text:p>
          </table:table-cell>
          <table:table-cell table:number-columns-repeated="2"/>
          <table:table-cell office:value-type="float" office:value="489.20464781" calcext:value-type="float">
            <text:p>489.20464781</text:p>
          </table:table-cell>
          <table:table-cell office:value-type="float" office:value="496.438734426" calcext:value-type="float">
            <text:p>496.438734426</text:p>
          </table:table-cell>
          <table:table-cell/>
          <table:table-cell table:style-name="ce2" table:formula="of:=[.C6]-[.C3]" office:value-type="float" office:value="3.36438982499999" calcext:value-type="float">
            <text:p>3.36438982499999</text:p>
          </table:table-cell>
          <table:table-cell table:number-columns-repeated="2"/>
          <table:table-cell table:formula="of:=[.L7]" office:value-type="float" office:value="4.89464878299998" calcext:value-type="float">
            <text:p>4.89464878299998</text:p>
          </table:table-cell>
          <table:table-cell table:formula="of:=[.L6]/[.$L$8] *100" office:value-type="float" office:value="40.3338503049268" calcext:value-type="float">
            <text:p>40.3338503049268</text:p>
          </table:table-cell>
          <table:table-cell table:formula="of:=100-[.M6]" office:value-type="float" office:value="59.6661496950732" calcext:value-type="float">
            <text:p>59.66614969507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3// ST_CONEPLACE_FLOOR </text:p>
          </table:table-cell>
          <table:table-cell/>
          <table:table-cell office:value-type="float" office:value="321.717493737" calcext:value-type="float">
            <text:p>321.717493737</text:p>
          </table:table-cell>
          <table:table-cell table:number-columns-repeated="3"/>
          <table:table-cell office:value-type="float" office:value="496.438769764" calcext:value-type="float">
            <text:p>496.438769764</text:p>
          </table:table-cell>
          <table:table-cell/>
          <table:table-cell table:style-name="ce1"/>
          <table:table-cell table:number-columns-repeated="2"/>
          <table:table-cell table:formula="of:=[.I8]" office:value-type="float" office:value="4.89464878299998" calcext:value-type="float">
            <text:p>4.89464878299998</text:p>
          </table:table-cell>
          <table:table-cell table:formula="of:=[.L7]/[.$L$8] *100" office:value-type="float" office:value="40.3338503049268" calcext:value-type="float">
            <text:p>40.3338503049268</text:p>
          </table:table-cell>
          <table:table-cell table:formula="of:=100-[.M7]" office:value-type="float" office:value="59.6661496950732" calcext:value-type="float">
            <text:p>59.66614969507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4// ST_CONEPLACE_COMPLETED = at enter 0%</text:p>
          </table:table-cell>
          <table:table-cell/>
          <table:table-cell office:value-type="float" office:value="326.61210623" calcext:value-type="float">
            <text:p>326.61210623</text:p>
          </table:table-cell>
          <table:table-cell/>
          <table:table-cell office:value-type="float" office:value="484.77803366" calcext:value-type="float">
            <text:p>484.77803366</text:p>
          </table:table-cell>
          <table:table-cell/>
          <table:table-cell office:value-type="float" office:value="501.335315919" calcext:value-type="float">
            <text:p>501.335315919</text:p>
          </table:table-cell>
          <table:table-cell/>
          <table:table-cell table:style-name="ce6" table:formula="of:=[.C8]-[.C6]" office:value-type="float" office:value="4.89464878299998" calcext:value-type="float">
            <text:p>4.89464878299998</text:p>
          </table:table-cell>
          <table:table-cell table:number-columns-repeated="2"/>
          <table:table-cell table:formula="of:=[.I15]" office:value-type="float" office:value="12.135337306" calcext:value-type="float">
            <text:p>12.135337306</text:p>
          </table:table-cell>
          <table:table-cell table:formula="of:=[.L8]/[.$L$8] *100" office:value-type="float" office:value="100" calcext:value-type="float">
            <text:p>100</text:p>
          </table:table-cell>
          <table:table-cell table:formula="of:=100-[.M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5" table:formula="of:=[.D2]-[.C8]" office:value-type="float" office:value="1.461721431" calcext:value-type="float">
            <text:p>1.461721431</text:p>
          </table:table-cell>
          <table:table-cell table:style-name="ce1"/>
          <table:table-cell table:style-name="ce5" table:formula="of:=[.H2]-[.G8]" office:value-type="float" office:value="1.47776847400002" calcext:value-type="float">
            <text:p>1.47776847400002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5" table:formula="of:=[.I3]" office:value-type="float" office:value="2.41457726700003" calcext:value-type="float">
            <text:p>2.41457726700003</text:p>
          </table:table-cell>
          <table:table-cell table:style-name="ce4"/>
          <table:table-cell table:number-columns-repeated="19"/>
        </table:table-row>
        <table:table-row table:style-name="ro1">
          <table:table-cell table:number-columns-repeated="8"/>
          <table:table-cell table:style-name="ce5" table:formula="of:=[.I6]" office:value-type="float" office:value="3.36438982499999" calcext:value-type="float">
            <text:p>3.36438982499999</text:p>
          </table:table-cell>
          <table:table-cell table:style-name="ce2" table:formula="of:=[.F6]-[.F5]" office:value-type="float" office:value="4.42656147999998" calcext:value-type="float">
            <text:p>4.42656147999998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4"/>
          <table:table-cell table:number-columns-repeated="19"/>
        </table:table-row>
        <table:table-row table:style-name="ro1">
          <table:table-cell table:number-columns-repeated="9"/>
          <table:table-cell table:style-name="ce6" table:formula="of:=[.G8]-[.G6]" office:value-type="float" office:value="4.89658149299999" calcext:value-type="float">
            <text:p>4.89658149299999</text:p>
          </table:table-cell>
          <table:table-cell table:number-columns-repeated="19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8"/>
          <table:table-cell table:formula="of:=[.I8]+[.I9]+[.I10]+[.I11]" office:value-type="float" office:value="12.135337306" calcext:value-type="float">
            <text:p>12.135337306</text:p>
          </table:table-cell>
          <table:table-cell table:formula="of:=[.J11]+[.J13]" office:value-type="float" office:value="9.32314297299997" calcext:value-type="float">
            <text:p>9.32314297299997</text:p>
          </table:table-cell>
          <table:table-cell table:number-columns-repeated="1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15// ST_CONECOLLECT_INITPOSE = at enter 60%</text:p>
          </table:table-cell>
          <table:table-cell office:value-type="float" office:value="126.781884481" calcext:value-type="float">
            <text:p>126.781884481</text:p>
          </table:table-cell>
          <table:table-cell table:number-columns-repeated="3"/>
          <table:table-cell table:style-name="ce1"/>
          <table:table-cell table:number-columns-repeated="5"/>
          <table:table-cell table:formula="of:=[.F18]+[.L18]" office:value-type="float" office:value="2.00955488199999" calcext:value-type="float">
            <text:p>2.00955488199999</text:p>
          </table:table-cell>
          <table:table-cell table:formula="of:=[.L17]/[.$L$20] *100" office:value-type="float" office:value="16.7690386696386" calcext:value-type="float">
            <text:p>16.7690386696386</text:p>
          </table:table-cell>
          <table:table-cell table:formula="of:=100-[.M17]" office:value-type="float" office:value="83.2309613303614" calcext:value-type="float">
            <text:p>83.23096133036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// ST_CONECOLLECT_AIM = during 99%</text:p>
          </table:table-cell>
          <table:table-cell office:value-type="float" office:value="128.691439363" calcext:value-type="float">
            <text:p>128.691439363</text:p>
          </table:table-cell>
          <table:table-cell/>
          <table:table-cell office:value-type="float" office:value="156.392060866" calcext:value-type="float">
            <text:p>156.392060866</text:p>
          </table:table-cell>
          <table:table-cell/>
          <table:table-cell table:style-name="ce2" table:formula="of:=[.B18]-[.B17]" office:value-type="float" office:value="1.90955488199999" calcext:value-type="float">
            <text:p>1.90955488199999</text:p>
          </table:table-cell>
          <table:table-cell/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formula="of:=[.L18]/[.$L$20] *100" office:value-type="float" office:value="0.834465324626983" calcext:value-type="float">
            <text:p>0.834465324626983</text:p>
          </table:table-cell>
          <table:table-cell table:formula="of:=100-[.M18]" office:value-type="float" office:value="99.165534675373" calcext:value-type="float">
            <text:p>99.1655346753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// ST_CONECOLLECT_TRACEGRIPENTRY, by sensor event = at enter 100%</text:p>
          </table:table-cell>
          <table:table-cell office:value-type="float" office:value="128.852432025" calcext:value-type="float">
            <text:p>128.852432025</text:p>
          </table:table-cell>
          <table:table-cell office:value-type="float" office:value="144.567998539" calcext:value-type="float">
            <text:p>144.567998539</text:p>
          </table:table-cell>
          <table:table-cell office:value-type="float" office:value="156.551719977" calcext:value-type="float">
            <text:p>156.551719977</text:p>
          </table:table-cell>
          <table:table-cell office:value-type="float" office:value="159.492816165" calcext:value-type="float">
            <text:p>159.492816165</text:p>
          </table:table-cell>
          <table:table-cell/>
          <table:table-cell table:style-name="ce9"/>
          <table:table-cell table:style-name="ce2" table:formula="of:=[.D19]-[.C28]" office:value-type="float" office:value="4.799897977" calcext:value-type="float">
            <text:p>4.799897977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formula="of:=[.L19]/[.$L$20] *100" office:value-type="float" office:value="0.00834465324626983" calcext:value-type="float">
            <text:p>0.00834465324627</text:p>
          </table:table-cell>
          <table:table-cell table:formula="of:=100-[.M19]" office:value-type="float" office:value="99.9916553467537" calcext:value-type="float">
            <text:p>99.99165534675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8// ST_CONECOLLECT_CONEGRIP = at enter 0%</text:p>
          </table:table-cell>
          <table:table-cell/>
          <table:table-cell office:value-type="float" office:value="144.568050388" calcext:value-type="float">
            <text:p>144.568050388</text:p>
          </table:table-cell>
          <table:table-cell/>
          <table:table-cell office:value-type="float" office:value="159.49289345" calcext:value-type="float">
            <text:p>159.49289345</text:p>
          </table:table-cell>
          <table:table-cell/>
          <table:table-cell table:style-name="ce6"/>
          <table:table-cell table:number-columns-repeated="4"/>
          <table:table-cell table:formula="of:=[.H30]" office:value-type="float" office:value="11.983721438" calcext:value-type="float">
            <text:p>11.983721438</text:p>
          </table:table-cell>
          <table:table-cell table:formula="of:=[.L20]/[.$L$20] *100" office:value-type="float" office:value="100" calcext:value-type="float">
            <text:p>100</text:p>
          </table:table-cell>
          <table:table-cell table:formula="of:=100-[.M2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// ST_CONECOLLECT_GRIPUP</text:p>
          </table:table-cell>
          <table:table-cell/>
          <table:table-cell office:value-type="float" office:value="145.453220523" calcext:value-type="float">
            <text:p>145.453220523</text:p>
          </table:table-cell>
          <table:table-cell/>
          <table:table-cell office:value-type="float" office:value="159.49289345" calcext:value-type="float">
            <text:p>159.49289345</text:p>
          </table:table-cell>
          <table:table-cell/>
          <table:table-cell table:style-name="ce2" table:formula="of:=[.C21]-[.C19]" office:value-type="float" office:value="0.885221983999998" calcext:value-type="float">
            <text:p>0.885221983999998</text:p>
          </table:table-cell>
          <table:table-cell table:number-columns-repeated="4"/>
          <table:table-cell table:formula="of:=[.L20]-[.G21]" office:value-type="float" office:value="11.098499454" calcext:value-type="float">
            <text:p>11.098499454</text:p>
          </table:table-cell>
          <table:table-cell table:formula="of:=[.L21]/[.$L$20] *100" office:value-type="float" office:value="92.613129497545" calcext:value-type="float">
            <text:p>92.613129497545</text:p>
          </table:table-cell>
          <table:table-cell table:formula="of:=100-[.M21]" office:value-type="float" office:value="7.386870502455" calcext:value-type="float">
            <text:p>7.386870502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0// ST_CONECOLLECT_CHECKGRIPOK, by sensor event = during 20%</text:p>
          </table:table-cell>
          <table:table-cell/>
          <table:table-cell office:value-type="float" office:value="146.812687964" calcext:value-type="float">
            <text:p>146.812687964</text:p>
          </table:table-cell>
          <table:table-cell table:number-columns-repeated="3"/>
          <table:table-cell table:style-name="ce5" table:formula="of:=[.C22]-[.C21]" office:value-type="float" office:value="1.35946744099999" calcext:value-type="float">
            <text:p>1.35946744099999</text:p>
          </table:table-cell>
          <table:table-cell table:number-columns-repeated="4"/>
          <table:table-cell table:formula="of:=[.L21]-[.G22]" office:value-type="float" office:value="9.73903201300001" calcext:value-type="float">
            <text:p>9.73903201300001</text:p>
          </table:table-cell>
          <table:table-cell table:formula="of:=[.L22]/[.$L$20] *100" office:value-type="float" office:value="81.2688451028063" calcext:value-type="float">
            <text:p>81.2688451028063</text:p>
          </table:table-cell>
          <table:table-cell table:formula="of:=100-[.M22]" office:value-type="float" office:value="18.7311548971937" calcext:value-type="float">
            <text:p>18.73115489719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1// ST_CONECOLLECT_WAITLBPOSE</text:p>
          </table:table-cell>
          <table:table-cell table:number-columns-repeated="5"/>
          <table:table-cell table:style-name="ce1"/>
          <table:table-cell table:number-columns-repeated="4"/>
          <table:table-cell table:formula="of:=[.L22]" office:value-type="float" office:value="9.73903201300001" calcext:value-type="float">
            <text:p>9.73903201300001</text:p>
          </table:table-cell>
          <table:table-cell table:formula="of:=[.L23]/[.$L$20] *100" office:value-type="float" office:value="81.2688451028063" calcext:value-type="float">
            <text:p>81.2688451028063</text:p>
          </table:table-cell>
          <table:table-cell table:formula="of:=100-[.M23]" office:value-type="float" office:value="18.7311548971937" calcext:value-type="float">
            <text:p>18.73115489719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2// ST_CONECOLLECT_WAITLBREADY, idle polling peripheral = during 30%</text:p>
          </table:table-cell>
          <table:table-cell table:number-columns-repeated="5"/>
          <table:table-cell table:style-name="ce4"/>
          <table:table-cell table:number-columns-repeated="4"/>
          <table:table-cell table:formula="of:=[.L23]-2" office:value-type="float" office:value="7.73903201300001" calcext:value-type="float">
            <text:p>7.73903201300001</text:p>
          </table:table-cell>
          <table:table-cell table:formula="of:=[.L24]/[.$L$20] *100" office:value-type="float" office:value="64.5795386102667" calcext:value-type="float">
            <text:p>64.5795386102667</text:p>
          </table:table-cell>
          <table:table-cell table:formula="of:=100-[.M24]" office:value-type="float" office:value="35.4204613897333" calcext:value-type="float">
            <text:p>35.42046138973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3// ST_CONECOLLECT_LBFILL = at enter 30%</text:p>
          </table:table-cell>
          <table:table-cell/>
          <table:table-cell office:value-type="float" office:value="146.829415619" calcext:value-type="float">
            <text:p>146.829415619</text:p>
          </table:table-cell>
          <table:table-cell table:number-columns-repeated="3"/>
          <table:table-cell table:style-name="ce4"/>
          <table:table-cell table:number-columns-repeated="4"/>
          <table:table-cell table:formula="of:=[.L22]" office:value-type="float" office:value="9.73903201300001" calcext:value-type="float">
            <text:p>9.73903201300001</text:p>
          </table:table-cell>
          <table:table-cell table:formula="of:=[.L25]/[.$L$20] *100" office:value-type="float" office:value="81.2688451028063" calcext:value-type="float">
            <text:p>81.2688451028063</text:p>
          </table:table-cell>
          <table:table-cell table:formula="of:=100-[.M25]" office:value-type="float" office:value="18.7311548971937" calcext:value-type="float">
            <text:p>18.73115489719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4// ST_CONECOLLECT_LOST</text:p>
          </table:table-cell>
          <table:table-cell table:number-columns-repeated="5"/>
          <table:table-cell table:style-name="ce4"/>
          <table:table-cell table:number-columns-repeated="22"/>
        </table:table-row>
        <table:table-row table:style-name="ro1">
          <table:table-cell office:value-type="string" calcext:value-type="string">
            <text:p>25// ST_CONECOLLECT_CONEGRIPFAIL</text:p>
          </table:table-cell>
          <table:table-cell table:number-columns-repeated="5"/>
          <table:table-cell table:style-name="ce4"/>
          <table:table-cell table:number-columns-repeated="22"/>
        </table:table-row>
        <table:table-row table:style-name="ro1">
          <table:table-cell office:value-type="string" calcext:value-type="string">
            <text:p>26// ST_CONECOLLECT_COMPLETED = at enter 60%</text:p>
          </table:table-cell>
          <table:table-cell/>
          <table:table-cell office:value-type="float" office:value="151.751822" calcext:value-type="float">
            <text:p>151.751822</text:p>
          </table:table-cell>
          <table:table-cell table:number-columns-repeated="3"/>
          <table:table-cell table:style-name="ce2" table:formula="of:=[.C28]-[.C22]" office:value-type="float" office:value="4.93913403600001" calcext:value-type="float">
            <text:p>4.93913403600001</text:p>
          </table:table-cell>
          <table:table-cell table:number-columns-repeated="4"/>
          <table:table-cell table:formula="of:=[.L22]-[.G28]" office:value-type="float" office:value="4.799897977" calcext:value-type="float">
            <text:p>4.799897977</text:p>
          </table:table-cell>
          <table:table-cell table:formula="of:=[.L28]/[.$L$20] *100" office:value-type="float" office:value="40.053484235537" calcext:value-type="float">
            <text:p>40.053484235537</text:p>
          </table:table-cell>
          <table:table-cell table:formula="of:=100-[.M28]" office:value-type="float" office:value="59.946515764463" calcext:value-type="float">
            <text:p>59.946515764463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7"/>
          <table:table-cell table:formula="of:=[.H19]+[.G21]+[.G22]+[.G28]" office:value-type="float" office:value="11.983721438" calcext:value-type="float">
            <text:p>11.983721438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21:06:59.666040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1T21:46:38.929340795</dc:date>
    <meta:editing-duration>PT1H16M52S</meta:editing-duration>
    <meta:editing-cycles>22</meta:editing-cycles>
    <meta:generator>LibreOffice/6.0.7.3$Linux_X86_64 LibreOffice_project/00m0$Build-3</meta:generator>
    <meta:document-statistic meta:table-count="1" meta:cell-count="118" meta:object-count="0"/>
  </office:meta>
</office:document-meta>
</file>